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true" fo:min-height="0.545cm" fo:min-width="1.152cm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4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1pt"/>
    </style:style>
    <style:style style:name="P7" style:family="paragraph">
      <style:paragraph-properties fo:margin-left="0.6cm" fo:margin-right="0cm" fo:text-indent="-0.6cm"/>
    </style:style>
    <style:style style:name="T1" style:family="text">
      <style:text-properties fo:color="#000000" fo:font-size="10pt" fo:language="en" fo:country="GB" fo:font-weight="bold" style:font-size-asian="10pt" style:font-size-complex="10pt"/>
    </style:style>
    <style:style style:name="T2" style:family="text">
      <style:text-properties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8.565cm" svg:height="1.967cm" svg:x="5.57cm" svg:y="6.495cm">
          <text:p text:style-name="P5"/>
          <draw:enhanced-geometry svg:viewBox="0 0 21600 21600" draw:glue-points="10800 0 0 10800 10800 21600 21600 10800" draw:path-stretchpoint-x="10800" draw:text-areas="?f8 ?f9 ?f10 ?f11" draw:type="bracket-pair" draw:modifiers="2475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4.407cm" svg:y1="7.556cm" svg:x2="5.638cm" svg:y2="7.556cm">
          <text:p text:style-name="P5"/>
        </draw:line>
        <draw:custom-shape draw:style-name="gr3" draw:text-style-name="P4" draw:layer="layout" svg:width="1.652cm" svg:height="0.805cm" svg:x="13.714cm" svg:y="8.52cm">
          <text:p text:style-name="P3"><text:span text:style-name="T1">? - ?</text:span></text:p>
          <draw:enhanced-geometry svg:viewBox="0 0 21600 21600" draw:type="mso-spt202" draw:enhanced-path="M 0 0 L 21600 0 21600 21600 0 21600 0 0 Z N"/>
        </draw:custom-shape>
        <draw:frame draw:style-name="gr4" draw:layer="layout" svg:width="3.381cm" svg:height="0.962cm" svg:x="1.218cm" svg:y="6.997cm">
          <draw:text-box>
            <text:p text:style-name="P5">A-D-Manp</text:p>
          </draw:text-box>
        </draw:frame>
        <draw:frame draw:style-name="gr4" draw:layer="layout" svg:width="3.11cm" svg:height="0.962cm" svg:x="5.719cm" svg:y="6.997cm">
          <draw:text-box>
            <text:p text:style-name="P5">A-D-Glcp</text:p>
          </draw:text-box>
        </draw:frame>
        <draw:custom-shape draw:style-name="gr1" draw:text-style-name="P1" draw:layer="layout" svg:width="8.391cm" svg:height="1.967cm" svg:x="9.852cm" svg:y="6.496cm">
          <text:p text:style-name="P5"/>
          <draw:enhanced-geometry svg:viewBox="0 0 21600 21600" draw:glue-points="10800 0 0 10800 10800 21600 21600 10800" draw:path-stretchpoint-x="10800" draw:text-areas="?f8 ?f9 ?f10 ?f11" draw:type="bracket-pair" draw:modifiers="2475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8.708cm" svg:y1="7.556cm" svg:x2="9.939cm" svg:y2="7.556cm">
          <text:p text:style-name="P5"/>
        </draw:line>
        <draw:frame draw:style-name="gr4" draw:layer="layout" svg:width="3.144cm" svg:height="0.962cm" svg:x="10.019cm" svg:y="6.997cm">
          <draw:text-box>
            <text:p text:style-name="P5">A-D-Gulp</text:p>
          </draw:text-box>
        </draw:frame>
        <draw:custom-shape draw:style-name="gr3" draw:text-style-name="P4" draw:layer="layout" svg:width="1.652cm" svg:height="0.805cm" svg:x="17.914cm" svg:y="8.521cm">
          <text:p text:style-name="P3"><text:span text:style-name="T1">? - ?</text:span></text:p>
          <draw:enhanced-geometry svg:viewBox="0 0 21600 21600" draw:type="mso-spt202" draw:enhanced-path="M 0 0 L 21600 0 21600 21600 0 21600 0 0 Z N"/>
        </draw:custom-shape>
        <draw:line draw:style-name="gr2" draw:text-style-name="P2" draw:layer="layout" svg:x1="12.909cm" svg:y1="7.556cm" svg:x2="14.14cm" svg:y2="7.556cm">
          <text:p text:style-name="P5"/>
        </draw:line>
        <draw:frame draw:style-name="gr4" draw:text-style-name="P6" draw:layer="layout" svg:width="1.162cm" svg:height="0.683cm" svg:x="4.421cm" svg:y="6.998cm">
          <draw:text-box>
            <text:p text:style-name="P5"><text:span text:style-name="T2">2+1</text:span></text:p>
          </draw:text-box>
        </draw:frame>
        <draw:frame draw:style-name="gr4" draw:text-style-name="P6" draw:layer="layout" svg:width="1.162cm" svg:height="0.683cm" svg:x="8.721cm" svg:y="6.999cm">
          <draw:text-box>
            <text:p text:style-name="P5"><text:span text:style-name="T2">2+1</text:span></text:p>
          </draw:text-box>
        </draw:frame>
        <draw:frame draw:style-name="gr4" draw:text-style-name="P6" draw:layer="layout" svg:width="1.162cm" svg:height="0.683cm" svg:x="12.921cm" svg:y="6.999cm">
          <draw:text-box>
            <text:p text:style-name="P5"><text:span text:style-name="T2">2+1</text:span></text:p>
          </draw:text-box>
        </draw:frame>
        <draw:line draw:style-name="gr2" draw:text-style-name="P2" draw:layer="layout" svg:x1="12.91cm" svg:y1="7.556cm" svg:x2="14.141cm" svg:y2="7.556cm">
          <text:p text:style-name="P5"/>
        </draw:line>
        <draw:frame draw:style-name="gr4" draw:layer="layout" svg:width="3.038cm" svg:height="0.962cm" svg:x="18.319cm" svg:y="6.997cm">
          <draw:text-box>
            <text:p text:style-name="P5">A-D-Idop</text:p>
          </draw:text-box>
        </draw:frame>
        <draw:frame draw:style-name="gr4" draw:text-style-name="P6" draw:layer="layout" svg:width="1.162cm" svg:height="0.683cm" svg:x="17.027cm" svg:y="7cm">
          <draw:text-box>
            <text:p text:style-name="P5"><text:span text:style-name="T2">2+1</text:span></text:p>
          </draw:text-box>
        </draw:frame>
        <draw:line draw:style-name="gr2" draw:text-style-name="P2" draw:layer="layout" svg:x1="17.011cm" svg:y1="7.556cm" svg:x2="18.242cm" svg:y2="7.556cm">
          <text:p text:style-name="P5"/>
        </draw:line>
        <draw:frame draw:style-name="gr4" draw:layer="layout" svg:width="3.144cm" svg:height="0.962cm" svg:x="14.019cm" svg:y="6.997cm">
          <draw:text-box>
            <text:p text:style-name="P5">A-D-Galp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'Albany AMT'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'Albany AMT'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m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4-23T08:41:14</meta:creation-date>
    <dc:date>2007-06-08T12:03:55</dc:date>
    <dc:language>de-DE</dc:language>
    <meta:editing-cycles>4</meta:editing-cycles>
    <meta:editing-duration>PT10H33M45S</meta:editing-duration>
    <meta:user-defined meta:name="Info 1"/>
    <meta:user-defined meta:name="Info 2"/>
    <meta:user-defined meta:name="Info 3"/>
    <meta:user-defined meta:name="Info 4"/>
    <meta:document-statistic meta:object-count="41"/>
  </office:meta>
</office:document-meta>
</file>